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60000032A99CE32CE812490AF.png" manifest:media-type="image/png"/>
  <manifest:file-entry manifest:full-path="Pictures/10000000000004F400000269035110C0FC40C409.png" manifest:media-type="image/png"/>
  <manifest:file-entry manifest:full-path="Pictures/10000000000007D0000005DEFFDCAF1FAD1A0745.jpg" manifest:media-type="image/jpeg"/>
  <manifest:file-entry manifest:full-path="Pictures/10000000000004DF0000009CFA29FEABD47003B1.png" manifest:media-type="image/png"/>
  <manifest:file-entry manifest:full-path="Pictures/10000000000007D0000005DE75C605BBBAF383BE.jpg" manifest:media-type="image/jpeg"/>
  <manifest:file-entry manifest:full-path="Pictures/10000000000004E0000000B832649C46DB13A1BD.png" manifest:media-type="image/png"/>
  <manifest:file-entry manifest:full-path="Pictures/10000000000004E6000001256CAFA466AD1FF6D3.png" manifest:media-type="image/png"/>
  <manifest:file-entry manifest:full-path="Pictures/10000000000004ED000000F3C7EE1B10F7436E52.png" manifest:media-type="image/png"/>
  <manifest:file-entry manifest:full-path="Pictures/10000000000004F0000001733A9F901AB07D52BA.png" manifest:media-type="image/png"/>
  <manifest:file-entry manifest:full-path="Pictures/1000000000000503000001275080C7552FB216A1.png" manifest:media-type="image/png"/>
  <manifest:file-entry manifest:full-path="Pictures/10000000000004EF0000008D0B6EDD4A291519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adornments="Black" style:font-pitch="fixed"/>
    <style:font-face style:name="Courier 10 Pitch2" svg:font-family="'Courier 10 Pitch'" style:font-adornments="Normal" style:font-pitch="fixed"/>
    <style:font-face style:name="Courier 10 Pitch" svg:font-family="'Courier 10 Pitch'" style:font-adornments="Black" style:font-pitch="variable"/>
    <style:font-face style:name="Source Sans Pro Black3" svg:font-family="'Source Sans Pro Black'" style:font-adornments="Black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draw:auto-grow-height="true" fo:min-height="3.175cm" fo:wrap-option="wrap"/>
    </style:style>
    <style:style style:name="pr2" style:family="presentation" style:parent-style-name="xinxinli-black-edges-subtitle">
      <style:graphic-properties draw:fill-color="#ffffff" draw:auto-grow-height="true" fo:min-height="14.721cm" fo:wrap-option="wrap"/>
    </style:style>
    <style:style style:name="pr3" style:family="presentation" style:parent-style-name="xinxinli-black-edges-notes">
      <style:graphic-properties draw:fill-color="#ffffff" draw:auto-grow-height="true" fo:min-height="12.573cm" fo:wrap-option="wrap"/>
    </style:style>
    <style:style style:name="pr4" style:family="presentation" style:parent-style-name="xinxinli-black-edges1-notes">
      <style:graphic-properties draw:fill-color="#ffffff" fo:min-height="12.322cm" fo:wrap-option="wrap"/>
    </style:style>
    <style:style style:name="pr5" style:family="presentation" style:parent-style-name="xinxinli-black-edges1-notes">
      <style:graphic-properties draw:fill-color="#ffffff" fo:min-height="12.572cm"/>
    </style:style>
    <style:style style:name="pr6" style:family="presentation" style:parent-style-name="xinxinli-black-edges1-subtitle">
      <style:graphic-properties draw:fill-color="#ffffff" draw:auto-grow-height="true" fo:min-height="16.255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  <style:text-properties style:font-name="Courier 10 Pitch2" fo:font-size="44pt" fo:font-weight="normal" style:font-size-asian="44pt" style:font-size-complex="4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Courier 10 Pitch2" fo:font-size="44pt" fo:font-weight="normal" style:font-size-asian="44pt" style:font-size-complex="4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32">
        <office:forms form:automatic-focus="false" form:apply-design-mode="false"/>
        <draw:frame presentation:style-name="pr1" draw:text-style-name="P2" draw:layer="layout" svg:width="16.375cm" svg:height="3.175cm" svg:x="13.92cm" svg:y="9.215cm" presentation:class="title">
          <draw:text-box>
            <text:p text:style-name="P1"><text:span text:style-name="T1">PRÁCTICA IV</text:span></text:p>
          </draw:text-box>
        </draw:frame>
        <draw:frame presentation:style-name="pr2" draw:text-style-name="P3" draw:layer="layout" svg:width="16.375cm" svg:height="14.721cm" svg:x="12.835cm" svg:y="9.409cm" presentation:class="subtitle" presentation:user-transformed="true">
          <draw:text-box>
            <text:p text:style-name="P1"><text:span text:style-name="T2">Algoritmo Branch and Bound</text:span></text:p>
            <text:p text:style-name="P1"><text:span text:style-name="T2"/></text:p>
            <text:p text:style-name="P1"><text:span text:style-name="T2">Por: Elena Merelo y</text:span></text:p>
            <text:p text:style-name="P1"><text:span text:style-name="T2"><text:tab/></text:span><text:span text:style-name="T2"> <text:s text:c="2"/></text:span><text:span text:style-name="T2">Antonio Gámiz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0">
        <office:forms form:automatic-focus="false" form:apply-design-mode="false"/>
        <draw:frame draw:style-name="gr2" draw:text-style-name="P5" draw:layer="layout" svg:width="27.364cm" svg:height="3.421cm" svg:x="0.576cm" svg:y="8.255cm">
          <draw:image xlink:href="Pictures/10000000000004DF0000009CFA29FEABD47003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7.999cm" svg:height="13.623cm" svg:x="0cm" svg:y="2.887cm">
          <draw:image xlink:href="Pictures/10000000000004F400000269035110C0FC40C4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7.999cm" svg:height="5.394cm" svg:x="0cm" svg:y="7.306cm">
          <draw:image xlink:href="Pictures/10000000000004ED000000F3C7EE1B10F7436E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7.999cm" svg:height="4.126cm" svg:x="0.001cm" svg:y="7.62cm">
          <draw:image xlink:href="Pictures/10000000000004E0000000B832649C46DB13A1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7.999cm" svg:height="6.541cm" svg:x="0cm" svg:y="6.35cm">
          <draw:image xlink:href="Pictures/10000000000004E6000001256CAFA466AD1FF6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7.999cm" svg:height="8.217cm" svg:x="0cm" svg:y="5.753cm">
          <draw:image xlink:href="Pictures/10000000000004F0000001733A9F901AB07D52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7.999cm" svg:height="6.436cm" svg:x="0.001cm" svg:y="6.899cm">
          <draw:image xlink:href="Pictures/1000000000000503000001275080C7552FB216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7.999cm" svg:height="3.124cm" svg:x="-0.059cm" svg:y="8.306cm">
          <draw:image xlink:href="Pictures/10000000000004EF0000008D0B6EDD4A291519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1.089cm" svg:height="20.385cm" svg:x="3.175cm" svg:y="0cm">
          <draw:image xlink:href="Pictures/10000000000003460000032A99CE32CE812490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1T32">
        <office:forms form:automatic-focus="false" form:apply-design-mode="false"/>
        <draw:frame presentation:style-name="pr6" draw:text-style-name="P9" draw:layer="layout" svg:width="25.199cm" svg:height="16.255cm" svg:x="1.4cm" svg:y="2.237cm" presentation:class="subtitle">
          <draw:text-box>
            <text:list text:style-name="L1">
              <text:list-header>
                <text:p text:style-name="P8"><text:span text:style-name="T3">FI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adornments="Black" style:font-pitch="fixed"/>
    <style:font-face style:name="Courier 10 Pitch2" svg:font-family="'Courier 10 Pitch'" style:font-adornments="Normal" style:font-pitch="fixed"/>
    <style:font-face style:name="Courier 10 Pitch" svg:font-family="'Courier 10 Pitch'" style:font-adornments="Black" style:font-pitch="variable"/>
    <style:font-face style:name="Source Sans Pro Black3" svg:font-family="'Source Sans Pro Black'" style:font-adornments="Black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75C605BBBAF383BE.jpg" xlink:type="simple" xlink:show="embed" xlink:actuate="onLoad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office:forms form:automatic-focus="false" form:apply-design-mode="false"/>
      <draw:frame draw:style-name="Mgr3" draw:text-style-name="MP5" draw:layer="backgroundobjects" svg:width="27.963cm" svg:height="21cm" svg:x="0.041cm" svg:y="0cm">
        <draw:image xlink:href="Pictures/10000000000007D0000005DEFFDCAF1FAD1A0745.jpg" xlink:type="simple" xlink:show="embed" xlink:actuate="onLoad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9:02:05.471664198</meta:creation-date>
    <meta:editing-duration>PT1H55M47S</meta:editing-duration>
    <meta:editing-cycles>28</meta:editing-cycles>
    <meta:generator>LibreOffice/5.1.6.2$Linux_X86_64 LibreOffice_project/10m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8-05-22T17:36:41.818774399</dc:date>
    <meta:document-statistic meta:object-count="69"/>
    <meta:user-defined meta:name="License">BSD (http://templates.services.openoffice.org/bsd-license)</meta:user-defined>
  </office:meta>
</office:document-meta>
</file>